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size="48pt" officeooo:rsid="000e597e" officeooo:paragraph-rsid="000e597e" style:font-size-asian="42pt" style:font-size-complex="48pt"/>
    </style:style>
    <style:style style:name="P2" style:family="paragraph" style:parent-style-name="Heading_20_3">
      <style:text-properties fo:font-size="48pt" officeooo:rsid="000e597e" officeooo:paragraph-rsid="000e597e" style:font-size-asian="42pt" style:font-size-complex="48pt"/>
    </style:style>
    <style:style style:name="P3" style:family="paragraph" style:parent-style-name="Standard">
      <style:text-properties fo:font-size="48pt" officeooo:rsid="000e597e" officeooo:paragraph-rsid="000e597e" style:font-size-asian="42pt" style:font-size-complex="48pt"/>
    </style:style>
    <style:style style:name="P4" style:family="paragraph" style:parent-style-name="Text_20_body">
      <style:text-properties fo:font-size="48pt" officeooo:rsid="000e597e" officeooo:paragraph-rsid="000e597e" style:font-size-asian="42pt" style:font-size-complex="48pt"/>
    </style:style>
    <style:style style:name="P5" style:family="paragraph" style:parent-style-name="Text_20_body" style:list-style-name="L1"/>
    <style:style style:name="P6" style:family="paragraph" style:parent-style-name="Text_20_body" style:list-style-name="L3"/>
    <style:style style:name="P7" style:family="paragraph" style:parent-style-name="Preformatted_20_Text">
      <style:text-properties fo:font-size="48pt" officeooo:rsid="000e597e" officeooo:paragraph-rsid="000e597e" style:font-size-asian="42pt" style:font-size-complex="48pt"/>
    </style:style>
    <style:style style:name="P8" style:family="paragraph" style:parent-style-name="Preformatted_20_Text" style:list-style-name="L1"/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 style:list-style-name="L1">
      <style:paragraph-properties fo:margin-top="0cm" fo:margin-bottom="0.499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to Install GoLang.</text:p>
      <text:p text:style-name="P3"/>
      <text:h text:style-name="P2" text:outline-level="3"><text:bookmark text:name="1-downloading-the-go-tarball"/>1. Downloading the Go tarball </text:h>
      <text:p text:style-name="P4">To download the Go binary, you can use either <text:a xlink:type="simple" xlink:href="https://linuxize.com/post/wget-command-examples/" text:style-name="Internet_20_link" text:visited-style-name="Visited_20_Internet_20_Link"><text:span text:style-name="Source_20_Text">wget</text:span></text:a> or <text:a xlink:type="simple" xlink:href="https://linuxize.com/post/curl-command-examples/" text:style-name="Internet_20_link" text:visited-style-name="Visited_20_Internet_20_Link"><text:span text:style-name="Source_20_Text">curl</text:span></text:a>:<text:bookmark text:name="ezoic-pub-ad-placeholder-156"/></text:p>
      <text:p text:style-name="P9"><text:span text:style-name="Source_20_Text">wget https://dl.google.com/go/go1.13.linux-amd64.tar.gz</text:span></text:p>
      <text:p text:style-name="P3"/>
      <text:p text:style-name="P3">2. Verifying the Go tarball</text:p>
      <text:p text:style-name="P3"/>
      <text:p text:style-name="P3"><text:soft-page-break/>To verify the tarball checksum you can use the sha256sum command:</text:p>
      <text:p text:style-name="P3"/>
      <text:p text:style-name="P7"><text:span text:style-name="Source_20_Text">sha256sum go1.13.linux-amd64.tar.gz</text:span></text:p>
      <text:p text:style-name="Text_20_body">The output will look something like this:</text:p>
      <text:p text:style-name="P9"><text:span text:style-name="Source_20_Text">68a2297eb099d1a76097905a2ce334e3155004ec08cdea85f24527be3c48e856 <text:s/>go</text:span></text:p>
      <text:p text:style-name="P3"/>
      <text:h text:style-name="P2" text:outline-level="3"><text:bookmark text:name="3-extracting-the-go-tarball"/>3. Extracting the Go tarball </text:h>
      <text:p text:style-name="Text_20_body">Use <text:a xlink:type="simple" xlink:href="https://linuxize.com/post/how-to-create-and-extract-archives-using-the-tar-command-in-linux/" text:style-name="Internet_20_link" text:visited-style-name="Visited_20_Internet_20_Link">tar to extract</text:a> the tarball to the <text:span text:style-name="Source_20_Text">/usr/local</text:span> directory:</text:p>
      <text:p text:style-name="P9"><text:span text:style-name="Source_20_Text">sudo tar -C /usr/local -xzf go1.13.linux-amd64.tar.gz</text:span></text:p>
      <text:h text:style-name="P2" text:outline-level="3"><text:bookmark text:name="4-adjusting-the-path-variable"/><text:soft-page-break/>4. Adjusting the Path Variable </text:h>
      <text:p text:style-name="P3"/>
      <text:p text:style-name="P4">Save the file, and load the new PATH environment variable into the current shell session:<text:bookmark text:name="ezoic-pub-ad-placeholder-142"/></text:p>
      <text:p text:style-name="P9"><text:span text:style-name="Source_20_Text">source ~/.profile</text:span></text:p>
      <text:h text:style-name="Heading_20_3" text:outline-level="3"><text:bookmark text:name="5-verifying-the-go-installation"/>5. Verifying the Go Installation </text:h>
      <text:p text:style-name="Text_20_body">Verify the installation by printing the Go version<text:bookmark text:name="ezoic-pub-ad-placeholder-160"/></text:p>
      <text:p text:style-name="P9"><text:span text:style-name="Source_20_Text">go version</text:span></text:p>
      <text:p text:style-name="P4">The output should look something like this:</text:p>
      <text:p text:style-name="P9"><text:soft-page-break/><text:span text:style-name="Source_20_Text">go version go1.13 linux/amd64</text:span></text:p>
      <text:h text:style-name="P1" text:outline-level="2"><text:bookmark text:name="getting-started-with-go"/>Getting Started with Go </text:h>
      <text:p text:style-name="Text_20_body">We’ll set up a workspace and build a simple “Hello world” program that will simply print the classic “hello world” message.</text:p>
      <text:list xml:id="list3357611401" text:style-name="L1">
        <text:list-item>
          <text:p text:style-name="P5">By default the workspace directory is set to <text:span text:style-name="Source_20_Text">$HOME/go</text:span>, to create it, type:</text:p>
          <text:p text:style-name="P10"><text:span text:style-name="Source_20_Text">mkdir ~/go</text:span></text:p>
        </text:list-item>
        <text:list-item>
          <text:p text:style-name="P5">Inside the workspace create a new directory <text:span text:style-name="Source_20_Text">src/hello</text:span></text:p>
          <text:p text:style-name="P10"><text:span text:style-name="Source_20_Text">mkdir -p ~/go/src/hello</text:span></text:p>
          <text:p text:style-name="P5">In that directory create a file named <text:span text:style-name="Source_20_Text">hello.go</text:span> with the following content:</text:p>
          <text:p text:style-name="P5">~/go/src/hello/hello.go</text:p>
          <text:p text:style-name="P8"><text:span text:style-name="Source_20_Text">package main</text:span></text:p>
          <text:p text:style-name="P8"/>
          <text:p text:style-name="P8"><text:span text:style-name="Source_20_Text">import "fmt"</text:span></text:p>
          <text:p text:style-name="P8"/>
          <text:p text:style-name="P8"><text:span text:style-name="Source_20_Text">func main() {</text:span></text:p>
          <text:p text:style-name="P8"><text:span text:style-name="Source_20_Text"><text:s text:c="4"/>fmt.Printf("Hello, World\n")</text:span></text:p>
          <text:p text:style-name="P10"><text:span text:style-name="Source_20_Text">}</text:span></text:p>
        </text:list-item>
      </text:list>
      <text:p text:style-name="P4">To build the file, <text:a xlink:type="simple" xlink:href="https://linuxize.com/post/linux-cd-command/" text:style-name="Internet_20_link" text:visited-style-name="Visited_20_Internet_20_Link">navigate</text:a> to the <text:span text:style-name="Source_20_Text">~/go/src/hello</text:span> <text:soft-page-break/>directory and run the <text:span text:style-name="Source_20_Text">go build</text:span> command:</text:p>
      <text:p text:style-name="P9"><text:span text:style-name="Source_20_Text">cd ~/go/src/hellogo build</text:span></text:p>
      <text:p text:style-name="Text_20_body">The command above will build an executable named <text:span text:style-name="Source_20_Text">hello</text:span>.</text:p>
      <text:list xml:id="list2069742972" text:style-name="L3">
        <text:list-item>
          <text:p text:style-name="P6">You can run the executable by simply executing the command below:</text:p>
        </text:list-item>
      </text:list>
      <text:p text:style-name="P9"><text:span text:style-name="Source_20_Text">./hello</text:span></text:p>
      <text:p text:style-name="Text_20_body">The output should look something like this:</text:p>
      <text:p text:style-name="P9"><text:span text:style-name="Source_20_Text">Hello, World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8:58:50.059375491</meta:creation-date>
    <dc:date>2020-04-08T19:03:21.001209748</dc:date>
    <meta:editing-duration>PT4M34S</meta:editing-duration>
    <meta:editing-cycles>1</meta:editing-cycles>
    <meta:document-statistic meta:table-count="0" meta:image-count="0" meta:object-count="0" meta:page-count="5" meta:paragraph-count="40" meta:word-count="244" meta:character-count="1620" meta:non-whitespace-character-count="1409"/>
    <meta:generator>LibreOffice/6.0.7.3$Linux_X86_64 LibreOffice_project/00m0$Build-3</meta:generator>
  </office:meta>
</office:document-meta>
</file>